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4pt" style:font-size-complex="16pt"/>
    </style:style>
    <style:style style:name="P2" style:family="paragraph" style:parent-style-name="Standard">
      <style:text-properties fo:font-size="16pt" officeooo:rsid="0019644c" officeooo:paragraph-rsid="0019644c" style:font-size-asian="14pt" style:font-size-complex="16pt"/>
    </style:style>
    <style:style style:name="P3" style:family="paragraph" style:parent-style-name="Standard">
      <style:text-properties fo:font-size="15pt" officeooo:rsid="0019644c" officeooo:paragraph-rsid="0019644c" style:font-size-asian="13.1000003814697pt" style:font-size-complex="15pt"/>
    </style:style>
    <style:style style:name="P4" style:family="paragraph" style:parent-style-name="Standard">
      <style:text-properties fo:font-size="16pt" officeooo:rsid="0019644c" officeooo:paragraph-rsid="0019644c" style:font-size-asian="14pt" style:font-size-complex="16pt"/>
    </style:style>
    <style:style style:name="P5" style:family="paragraph" style:parent-style-name="Standard">
      <style:text-properties fo:font-size="15pt" officeooo:rsid="0019a280" officeooo:paragraph-rsid="0019a280" style:font-size-asian="13.1000003814697pt" style:font-size-complex="15pt"/>
    </style:style>
    <style:style style:name="T1" style:family="text">
      <style:text-properties officeooo:rsid="0019644c"/>
    </style:style>
    <style:style style:name="T2" style:family="text">
      <style:text-properties fo:color="#c9211e" loext:opacity="100%" style:text-underline-style="solid" style:text-underline-width="auto" style:text-underline-color="font-color" fo:font-weight="bold" officeooo:rsid="0019a280" style:font-weight-asian="bold" style:font-weight-complex="bold"/>
    </style:style>
    <style:style style:name="T3" style:family="text">
      <style:text-properties fo:color="#c9211e" loext:opacity="100%" style:text-underline-style="solid" style:text-underline-width="auto" style:text-underline-color="font-color" fo:font-weight="bold" officeooo:rsid="0019a280" fo:background-color="#81d41a" loext:char-shading-value="0" style:font-weight-asian="bold" style:font-weight-complex="bold"/>
    </style:style>
    <style:style style:name="T4" style:family="text">
      <style:text-properties fo:color="#c9211e" loext:opacity="100%" style:text-underline-style="solid" style:text-underline-width="auto" style:text-underline-color="font-color" fo:font-weight="bold" officeooo:rsid="0019a280" fo:background-color="#81d41a" loext:char-shading-value="0" style:font-weight-asian="bold" style:font-weight-complex="bold"/>
    </style:style>
    <style:style style:name="T5" style:family="text">
      <style:text-properties fo:color="#c9211e" loext:opacity="100%" style:text-underline-style="solid" style:text-underline-width="auto" style:text-underline-color="font-color" fo:font-weight="bold" officeooo:rsid="0019a280" fo:background-color="#3465a4" loext:char-shading-value="0" style:font-weight-asian="bold" style:font-weight-complex="bold"/>
    </style:style>
    <style:style style:name="T6" style:family="text">
      <style:text-properties fo:color="#c9211e" loext:opacity="100%" style:text-underline-style="solid" style:text-underline-width="auto" style:text-underline-color="font-color" fo:font-weight="bold" officeooo:rsid="0019a280" fo:background-color="#d4ea6b" loext:char-shading-value="0" style:font-weight-asian="bold" style:font-weight-complex="bold"/>
    </style:style>
    <style:style style:name="T7" style:family="text">
      <style:text-properties fo:color="#c9211e" loext:opacity="100%" style:text-position="0% 100%" fo:font-size="20pt" style:font-size-asian="20pt" style:font-size-complex="20pt"/>
    </style:style>
    <style:style style:name="T8" style:family="text">
      <style:text-properties fo:color="#c9211e" loext:opacity="100%" style:text-position="0% 100%" fo:font-size="20pt" style:text-underline-style="solid" style:text-underline-width="auto" style:text-underline-color="font-color" style:font-size-asian="20pt" style:font-size-complex="20pt"/>
    </style:style>
    <style:style style:name="T9" style:family="text">
      <style:text-properties fo:color="#c9211e" loext:opacity="100%" style:text-position="0% 100%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0" style:family="text">
      <style:text-properties fo:color="#c9211e" loext:opacity="100%" style:text-position="0% 100%" fo:font-size="20pt" style:text-underline-style="solid" style:text-underline-width="auto" style:text-underline-color="font-color" fo:font-weight="bold" fo:background-color="#ffff00" loext:char-shading-value="0" style:font-size-asian="20pt" style:font-weight-asian="bold" style:font-size-complex="20pt" style:font-weight-complex="bold"/>
    </style:style>
    <style:style style:name="T11" style:family="text">
      <style:text-properties fo:color="#c9211e" loext:opacity="100%" style:text-position="0% 100%" fo:font-size="20pt" style:text-underline-style="solid" style:text-underline-width="auto" style:text-underline-color="font-color" fo:font-weight="bold" fo:background-color="#ffff00" loext:char-shading-value="0" style:font-size-asian="20pt" style:font-weight-asian="bold" style:font-size-complex="20pt" style:font-weight-complex="bold"/>
    </style:style>
    <style:style style:name="T12" style:family="text">
      <style:text-properties fo:color="#c9211e" loext:opacity="100%" style:text-position="0% 100%" fo:font-size="20pt" style:text-underline-style="solid" style:text-underline-width="auto" style:text-underline-color="font-color" fo:font-weight="bold" fo:background-color="#81d41a" loext:char-shading-value="0" style:font-size-asian="20pt" style:font-weight-asian="bold" style:font-size-complex="20pt" style:font-weight-complex="bold"/>
    </style:style>
    <style:style style:name="T13" style:family="text">
      <style:text-properties style:text-position="0% 100%"/>
    </style:style>
    <style:style style:name="T14" style:family="text">
      <style:text-properties style:text-position="0% 100%"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"/><text:span text:style-name="T1">Objects Orientled Programming with C++ </text:span></text:p>
      <text:p text:style-name="P1"><text:s/></text:p>
      <text:p text:style-name="P2">Chapter Topic:</text:p>
      <text:p text:style-name="P2"/>
      <text:p text:style-name="P2"><text:tab/><text:tab/><text:tab/><text:span text:style-name="T6">CLASSES and OBJECTS</text:span></text:p>
      <text:p text:style-name="P3"/>
      <text:p text:style-name="P3">1) C Structures Revisited</text:p>
      <text:p text:style-name="P3">2) Specifying a Class</text:p>
      <text:p text:style-name="P3">3) Defining Member Functions</text:p>
      <text:p text:style-name="P3">4)A C++ Program with Class </text:p>
      <text:p text:style-name="P3">5) Making an Outside Function Inline</text:p>
      <text:p text:style-name="P3">6) Nesting of Member Function</text:p>
      <text:p text:style-name="P3">7) Private Member Functions</text:p>
      <text:p text:style-name="P3">8) Arrays within a Class</text:p>
      <text:p text:style-name="P3">9) Memory Allocation of Objects</text:p>
      <text:p text:style-name="P3">10) Static Data Functions</text:p>
      <text:p text:style-name="P3">11) Static Member Functions</text:p>
      <text:p text:style-name="P3">12) Array of Objects</text:p>
      <text:p text:style-name="P3">13) Objects as Function Arguments</text:p>
      <text:p text:style-name="P3">14) Friendly Functions</text:p>
      <text:p text:style-name="P3">15) Returning Objects</text:p>
      <text:p text:style-name="P3">16) const Member Function</text:p>
      <text:p text:style-name="P3">17) Pointers to Members</text:p>
      <text:p text:style-name="P3">18)Local Classes</text:p>
      <text:p text:style-name="P3"/>
      <text:p text:style-name="P5">chapter Topic:</text:p>
      <text:p text:style-name="P5"><text:tab/><text:tab/><text:span text:style-name="T12">Con-structures and Destructors</text:span></text:p>
      <text:p text:style-name="P5"><text:span text:style-name="T13">1) Con-structures</text:span></text:p>
      <text:p text:style-name="P5">2) Parameterized Constructors</text:p>
      <text:p text:style-name="P5">3) Multiple Constructors in a Class</text:p>
      <text:p text:style-name="P5">4) Constructors with Default Arguments</text:p>
      <text:p text:style-name="P5">5) Dynamic Initialization of objects </text:p>
      <text:p text:style-name="P5">6) Copy Constructors</text:p>
      <text:p text:style-name="P5">7) Dynamic Constructors</text:p>
      <text:p text:style-name="P5">8) Constructing Two-Dimensional Arrays </text:p>
      <text:p text:style-name="P5">9) const Objec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18:05:31.421454914</meta:creation-date>
    <meta:generator>LibreOffice/7.3.7.2$Linux_X86_64 LibreOffice_project/30$Build-2</meta:generator>
    <dc:date>2024-03-24T04:52:58.568379147</dc:date>
    <meta:editing-duration>PT17M28S</meta:editing-duration>
    <meta:editing-cycles>3</meta:editing-cycles>
    <meta:document-statistic meta:table-count="0" meta:image-count="0" meta:object-count="0" meta:page-count="1" meta:paragraph-count="33" meta:word-count="124" meta:character-count="839" meta:non-whitespace-character-count="734"/>
  </office:meta>
</office:document-meta>
</file>